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6.4cm"/>
      <style:paragraph-properties style:writing-mode="lr-tb"/>
    </style:style>
    <style:style style:name="gr3" style:family="graphic" style:parent-style-name="objectwithoutfill">
      <style:graphic-properties draw:marker-start="Arrowheads_20_9" draw:marker-start-width="0.3cm"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start="Arrowheads_20_7" draw:marker-start-width="0.3cm"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4.221cm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5cm" fo:min-width="4.25cm"/>
    </style:style>
    <style:style style:name="gr11" style:family="graphic" style:parent-style-name="objectwithoutfill">
      <style:graphic-properties draw:marker-start="Arrowheads_20_8" draw:marker-start-width="0.3cm" draw:marker-end="Arrowheads_20_6" draw:marker-end-width="0.3cm" draw:fill="none" draw:textarea-vertical-align="middle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5cm" fo:min-width="5cm"/>
    </style:style>
    <style:style style:name="gr13" style:family="graphic" style:parent-style-name="standard">
      <style:graphic-properties draw:stroke="none" draw:fill="none" fo:min-height="4.26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5cm" svg:height="3.806cm" svg:x="7cm" svg:y="2cm">
          <draw:text-box>
            <text:p>main.py</text:p>
            <text:p>-create_character</text:p>
            <text:p>-choose_quest</text:p>
            <text:p>-enter_room (x12)</text:p>
            <text:p/>
          </draw:text-box>
        </draw:frame>
        <draw:frame draw:style-name="gr2" draw:text-style-name="P1" draw:layer="layout" svg:width="5.75cm" svg:height="6.65cm" svg:x="14cm" svg:y="2.5cm">
          <draw:text-box>
            <text:p>character.py</text:p>
            <text:p>-name</text:p>
            <text:p>-class</text:p>
            <text:p>-stats</text:p>
            <text:p>-inventory</text:p>
            <text:p>-special_abilities</text:p>
            <text:p/>
          </draw:text-box>
        </draw:frame>
        <draw:line draw:style-name="gr3" draw:text-style-name="P2" draw:layer="layout" svg:x1="12.5cm" svg:y1="3.25cm" svg:x2="14cm" svg:y2="3cm">
          <text:p/>
        </draw:line>
        <draw:line draw:style-name="gr4" draw:text-style-name="P2" draw:layer="layout" svg:x1="7cm" svg:y1="4cm" svg:x2="5cm" svg:y2="4cm">
          <text:p/>
        </draw:line>
        <draw:frame draw:style-name="gr5" draw:text-style-name="P1" draw:layer="layout" svg:width="5.25cm" svg:height="14.471cm" svg:x="1.25cm" svg:y="3.5cm">
          <draw:text-box>
            <text:p>quests.json</text:p>
            <text:p>-title</text:p>
            <text:p>-flavour_text</text:p>
            <text:p>-quest_monster</text:p>
            <text:p>-final_room</text:p>
            <text:p>-reward</text:p>
            <text:p>-special_rules</text:p>
          </draw:text-box>
        </draw:frame>
        <draw:line draw:style-name="gr6" draw:text-style-name="P2" draw:layer="layout" svg:x1="9cm" svg:y1="5.25cm" svg:x2="12.5cm" svg:y2="10.75cm">
          <text:p/>
        </draw:line>
        <draw:line draw:style-name="gr7" draw:text-style-name="P2" draw:layer="layout" svg:x1="9.25cm" svg:y1="5.25cm" svg:x2="12.5cm" svg:y2="9.75cm">
          <text:p/>
        </draw:line>
        <draw:line draw:style-name="gr8" draw:text-style-name="P2" draw:layer="layout" svg:x1="9.5cm" svg:y1="5.25cm" svg:x2="13cm" svg:y2="8.25cm">
          <text:p/>
        </draw:line>
        <draw:frame draw:style-name="gr9" draw:text-style-name="P1" draw:layer="layout" svg:width="4.25cm" svg:height="1.673cm" svg:x="12.5cm" svg:y="10.5cm">
          <draw:text-box>
            <text:p>encounter.py</text:p>
          </draw:text-box>
        </draw:frame>
        <draw:frame draw:style-name="gr9" draw:text-style-name="P1" draw:layer="layout" svg:width="3.5cm" svg:height="1.673cm" svg:x="12.5cm" svg:y="9.577cm">
          <draw:text-box>
            <text:p>event.py</text:p>
          </draw:text-box>
        </draw:frame>
        <draw:frame draw:style-name="gr9" draw:text-style-name="P1" draw:layer="layout" svg:width="5.35cm" svg:height="1.673cm" svg:x="12.15cm" svg:y="8.3cm">
          <draw:text-box>
            <text:p>empty_room.py</text:p>
          </draw:text-box>
        </draw:frame>
        <draw:custom-shape draw:style-name="gr10" draw:text-style-name="P2" draw:layer="layout" svg:width="4.75cm" svg:height="5.25cm" svg:x="1.25cm" svg:y="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75cm" svg:height="5.25cm" svg:x="14.15cm" svg:y="2.4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3cm" svg:y1="11.5cm" svg:x2="13.25cm" svg:y2="12.25cm">
          <text:p/>
        </draw:line>
        <draw:custom-shape draw:style-name="gr12" draw:text-style-name="P2" draw:layer="layout" svg:width="5.5cm" svg:height="5.25cm" svg:x="13.45cm" svg:y="11.5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5.142cm" svg:height="4.518cm" svg:x="13.529cm" svg:y="11.619cm">
          <draw:text-box>
            <text:p>monster.py</text:p>
            <text:p>-name</text:p>
            <text:p>-text</text:p>
            <text:p>-stats</text:p>
            <text:p>-inventory</text:p>
            <text:p>-special_abilities</text:p>
          </draw:text-box>
        </draw:frame>
        <draw:line draw:style-name="gr6" draw:text-style-name="P2" draw:layer="layout" svg:x1="8.2cm" svg:y1="5.25cm" svg:x2="8.25cm" svg:y2="7.5cm">
          <text:p/>
        </draw:line>
        <draw:frame draw:style-name="gr14" draw:text-style-name="P1" draw:layer="layout" svg:width="4.25cm" svg:height="2.384cm" svg:x="6.917cm" svg:y="7.75cm">
          <draw:text-box>
            <text:p>-final_room</text:p>
            <text:p>-end_ques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21:58:55.573026687</meta:creation-date>
    <dc:date>2023-09-02T22:24:26.592028727</dc:date>
    <meta:editing-duration>PT25M31S</meta:editing-duration>
    <meta:editing-cycles>2</meta:editing-cycles>
    <meta:generator>LibreOffice/7.5.5.2$Linux_X86_64 LibreOffice_project/50$Build-2</meta:generator>
    <meta:document-statistic meta:object-count="18"/>
  </office:meta>
</office:document-meta>
</file>